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fe12" officeooo:paragraph-rsid="0014fe12"/>
    </style:style>
    <style:style style:name="P2" style:family="paragraph" style:parent-style-name="Standard">
      <style:text-properties officeooo:rsid="001731c0" officeooo:paragraph-rsid="001731c0"/>
    </style:style>
    <style:style style:name="P3" style:family="paragraph" style:parent-style-name="Standard">
      <style:text-properties officeooo:rsid="00276495" officeooo:paragraph-rsid="00276495"/>
    </style:style>
    <style:style style:name="P4" style:family="paragraph" style:parent-style-name="Standard">
      <style:text-properties officeooo:paragraph-rsid="0029c442"/>
    </style:style>
    <style:style style:name="T1" style:family="text">
      <style:text-properties officeooo:rsid="00152cd9"/>
    </style:style>
    <style:style style:name="T2" style:family="text">
      <style:text-properties officeooo:rsid="0017e183"/>
    </style:style>
    <style:style style:name="T3" style:family="text">
      <style:text-properties officeooo:rsid="0019298f"/>
    </style:style>
    <style:style style:name="T4" style:family="text">
      <style:text-properties officeooo:rsid="001a8e50"/>
    </style:style>
    <style:style style:name="T5" style:family="text">
      <style:text-properties officeooo:rsid="001bdb6b"/>
    </style:style>
    <style:style style:name="T6" style:family="text">
      <style:text-properties officeooo:rsid="001ce2fa"/>
    </style:style>
    <style:style style:name="T7" style:family="text">
      <style:text-properties officeooo:rsid="001e9d0a"/>
    </style:style>
    <style:style style:name="T8" style:family="text">
      <style:text-properties officeooo:rsid="00208af7"/>
    </style:style>
    <style:style style:name="T9" style:family="text">
      <style:text-properties officeooo:rsid="002158ff"/>
    </style:style>
    <style:style style:name="T10" style:family="text">
      <style:text-properties officeooo:rsid="00229f73"/>
    </style:style>
    <style:style style:name="T11" style:family="text">
      <style:text-properties officeooo:rsid="0022d1ab"/>
    </style:style>
    <style:style style:name="T12" style:family="text">
      <style:text-properties officeooo:rsid="00234620"/>
    </style:style>
    <style:style style:name="T13" style:family="text">
      <style:text-properties officeooo:rsid="0024c798"/>
    </style:style>
    <style:style style:name="T14" style:family="text">
      <style:text-properties officeooo:rsid="0025a1f2"/>
    </style:style>
    <style:style style:name="T15" style:family="text">
      <style:text-properties officeooo:rsid="0026296a"/>
    </style:style>
    <style:style style:name="T16" style:family="text">
      <style:text-properties officeooo:rsid="00270824"/>
    </style:style>
    <style:style style:name="T17" style:family="text">
      <style:text-properties officeooo:rsid="00276495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276495"/>
    </style:style>
    <style:style style:name="T20" style:family="text">
      <style:text-properties fo:font-weight="normal" officeooo:rsid="0029c442" style:font-weight-asian="normal" style:font-weight-complex="normal"/>
    </style:style>
    <style:style style:name="T21" style:family="text">
      <style:text-properties fo:font-weight="normal" officeooo:rsid="002d639a" style:font-weight-asian="normal" style:font-weight-complex="normal"/>
    </style:style>
    <style:style style:name="T22" style:family="text">
      <style:text-properties fo:font-weight="normal" officeooo:rsid="002f4473" style:font-weight-asian="normal" style:font-weight-complex="normal"/>
    </style:style>
    <style:style style:name="T23" style:family="text">
      <style:text-properties fo:font-weight="normal" officeooo:rsid="0031abb1" style:font-weight-asian="normal" style:font-weight-complex="normal"/>
    </style:style>
    <style:style style:name="T24" style:family="text">
      <style:text-properties fo:font-weight="normal" officeooo:rsid="00323647" style:font-weight-asian="normal" style:font-weight-complex="normal"/>
    </style:style>
    <style:style style:name="T25" style:family="text">
      <style:text-properties fo:font-weight="normal" officeooo:rsid="0034358f" style:font-weight-asian="normal" style:font-weight-complex="normal"/>
    </style:style>
    <style:style style:name="T26" style:family="text">
      <style:text-properties fo:font-weight="normal" officeooo:rsid="00359acc" style:font-weight-asian="normal" style:font-weight-complex="normal"/>
    </style:style>
    <style:style style:name="T27" style:family="text">
      <style:text-properties fo:font-weight="normal" officeooo:rsid="0036d071" style:font-weight-asian="normal" style:font-weight-complex="normal"/>
    </style:style>
    <style:style style:name="T28" style:family="text">
      <style:text-properties fo:font-weight="normal" officeooo:rsid="0037d3b9" style:font-weight-asian="normal" style:font-weight-complex="normal"/>
    </style:style>
    <style:style style:name="T29" style:family="text">
      <style:text-properties fo:font-weight="normal" officeooo:rsid="003810f9" style:font-weight-asian="normal" style:font-weight-complex="normal"/>
    </style:style>
    <style:style style:name="T30" style:family="text">
      <style:text-properties fo:font-weight="normal" officeooo:rsid="0038343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4 </text:p>
      <text:p text:style-name="P1"><text:s/>PRINCIPAIS TIPOS DE SISTEMAS DE INFORMAÇÃO </text:p>
      <text:p text:style-name="P1">-<text:span text:style-name="T1">ERP <text:s/></text:span></text:p>
      <text:p text:style-name="P2">-softwares de planejamento de recursos empresariais. </text:p>
      <text:p text:style-name="P2">-<text:span text:style-name="T2">são necessários quando o simples uso de planilhas eletrônicas, já não suprem as necessidades da <text:tab/>empresa.</text:span></text:p>
      <text:p text:style-name="P2">-<text:span text:style-name="T3">erp servem para fazer a gestão de funcionamento geral de uma organização.</text:span></text:p>
      <text:p text:style-name="P2">-<text:span text:style-name="T4">envolvem os principais processos de negócios de uma organização: finanças, RH, manufatura, <text:tab/>cadeia de suprimentos, serviços, compras e outros.</text:span></text:p>
      <text:p text:style-name="P2">-<text:span text:style-name="T5">possibilita então, um sistema integrado </text:span></text:p>
      <text:p text:style-name="P2">-</text:p>
      <text:p text:style-name="P2"/>
      <text:p text:style-name="P1">-<text:span text:style-name="T1">CRM </text:span></text:p>
      <text:p text:style-name="P1">-<text:span text:style-name="T6">software de gerenciamento de relacionamento com o cliente</text:span></text:p>
      <text:p text:style-name="P1">-<text:span text:style-name="T6">ajudam a melhorar as relações comerciais, a ficar conectado com os clientes, a simplificar os <text:tab/>processos de trabalho e consequentemente, aumentar as receitas.</text:span></text:p>
      <text:p text:style-name="P1">-<text:span text:style-name="T6">um CRM possibilita uma visão geral do cliente (histórico de compras, vendas, pendências e dados <text:tab/>dele em geral)</text:span></text:p>
      <text:p text:style-name="P1"/>
      <text:p text:style-name="P1">-<text:span text:style-name="T1">SCM</text:span></text:p>
      <text:p text:style-name="P1">-<text:span text:style-name="T7">software de gerenciamento de cadeia de suprimentos </text:span></text:p>
      <text:p text:style-name="P1">-<text:span text:style-name="T8">é </text:span><text:span text:style-name="T10">o</text:span><text:span text:style-name="T8"> gerenciamento de todo fluxo de produção de um bem ou serviço </text:span></text:p>
      <text:p text:style-name="P1">-<text:span text:style-name="T9">vai desde a extração da matéria-prima até chegar o produto finalizado nas mãos do consumidor </text:span></text:p>
      <text:p text:style-name="P1">-<text:span text:style-name="T11">envolve hoje, uma rede complexa desde a produção, transporte, entrega </text:span></text:p>
      <text:p text:style-name="P1"/>
      <text:p text:style-name="P1">-<text:span text:style-name="T12">KMS </text:span></text:p>
      <text:p text:style-name="P1">-<text:span text:style-name="T12">software de sistema de gerenciamento do conhecimento </text:span></text:p>
      <text:p text:style-name="P1">-<text:span text:style-name="T13">gerenciar o conhecimento e organizações dentro de uma organização </text:span></text:p>
      <text:p text:style-name="P1">-<text:span text:style-name="T14">é como um repositório centralizado de conhecimento organizacional </text:span></text:p>
      <text:p text:style-name="P1">-<text:span text:style-name="T15">proporciona: menos tempo gasto em busca de informação, treinamento mais eficaz, melhor <text:tab/>retenção do conhecimento, experiência elevada do cliente </text:span></text:p>
      <text:p text:style-name="P1">-<text:span text:style-name="T16">a ideia é ter o conhecimento do funcionário armazenado em um repositório para outros <text:tab/>funcionários da empresa, levando em conta que </text:span><text:span text:style-name="T17">periodicamente</text:span><text:span text:style-name="T16"> ocorre a troca de u</text:span><text:span text:style-name="T17">m <text:tab/>funcionário</text:span><text:span text:style-name="T16">, por deixarem a empresa ou até por demissão, e assim, não levando todo <text:tab/>conhecimento com eles.</text:span></text:p>
      <text:p text:style-name="P1"><text:span text:style-name="T19"/></text:p>
      <text:p text:style-name="P4"><text:span text:style-name="Strong_20_Emphasis"><text:span text:style-name="T20">BUSINESS INTELLIGENCE (BI), inteligência de negócios </text:span></text:span></text:p>
      <text:p text:style-name="P4"><text:span text:style-name="Strong_20_Emphasis"><text:span text:style-name="T20">-</text:span></text:span><text:span text:style-name="Strong_20_Emphasis"><text:span text:style-name="T21">é o fato de usar os dado</text:span></text:span><text:span text:style-name="Strong_20_Emphasis"><text:span text:style-name="T25">s</text:span></text:span><text:span text:style-name="Strong_20_Emphasis"><text:span text:style-name="T21"> </text:span></text:span><text:span text:style-name="Strong_20_Emphasis"><text:span text:style-name="T24">brutos </text:span></text:span><text:span text:style-name="Strong_20_Emphasis"><text:span text:style-name="T21">s da organizaç</text:span></text:span><text:span text:style-name="Strong_20_Emphasis"><text:span text:style-name="T22">ão </text:span></text:span><text:span text:style-name="Strong_20_Emphasis"><text:span text:style-name="T24">de maneira já tratado</text:span></text:span><text:span text:style-name="Strong_20_Emphasis"><text:span text:style-name="T21">, a fim de tomar decisões com bases <text:tab/>nestes dados, </text:span></text:span><text:span text:style-name="Strong_20_Emphasis"><text:span text:style-name="T23">sejam para analisar a situação atual, buscar melhorias e diversas outras <text:tab/>possibilidades.</text:span></text:span></text:p>
      <text:p text:style-name="P4"><text:span text:style-name="Strong_20_Emphasis"><text:span text:style-name="T21">-</text:span></text:span><text:span text:style-name="Strong_20_Emphasis"><text:span text:style-name="T26">as 4 etapas da inteligência de negócios: </text:span></text:span></text:p>
      <text:p text:style-name="P4"><text:span text:style-name="Strong_20_Emphasis"><text:span text:style-name="T26">-etapa 1 – coletar e transformar dados de várias fontes (ETL: extrair, transformar e carregar), ou <text:tab/>seja, os dados são remodelados e armazenados em um local centralizado para consumo.</text:span></text:span></text:p>
      <text:p text:style-name="P4"><text:span text:style-name="Strong_20_Emphasis"><text:span text:style-name="T26"/></text:span></text:p>
      <text:p text:style-name="P4"><text:span text:style-name="Strong_20_Emphasis"><text:span text:style-name="T26">-etapa 2 – </text:span></text:span><text:span text:style-name="Strong_20_Emphasis"><text:span text:style-name="T27">descobrir tendências e inconsistências, ou seja, encontrar padrões e também <text:tab/>discrepâncias.</text:span></text:span></text:p>
      <text:p text:style-name="P4"><text:span text:style-name="Strong_20_Emphasis"><text:span text:style-name="T27"/></text:span></text:p>
      <text:p text:style-name="P4"><text:span text:style-name="Strong_20_Emphasis"><text:span text:style-name="T27">-</text:span></text:span><text:span text:style-name="Strong_20_Emphasis"><text:span text:style-name="T28">etapa 3 – visualizar para apresentar descobertas, ou seja, são os dashboards, com planilhas, gráficos <text:tab/>de diversos tipos, gerados com os dados já tratados de várias fontes, com objetivo de uma <text:tab/>fácil compreensão ao usuário.</text:span></text:span></text:p>
      <text:p text:style-name="P4"><text:span text:style-name="Strong_20_Emphasis"><text:span text:style-name="T28"/></text:span></text:p>
      <text:p text:style-name="P4"><text:soft-page-break/><text:span text:style-name="Strong_20_Emphasis"><text:span text:style-name="T28">-</text:span></text:span><text:span text:style-name="Strong_20_Emphasis"><text:span text:style-name="T29">etapa 4 – </text:span></text:span><text:span text:style-name="Strong_20_Emphasis"><text:span text:style-name="T30">agir com base nos insights em tempo real, ou seja, tendo em vista que os dados podem ser <text:tab/>visualizados e compreendidos em tempo real, possibilita também, a tomada de decisão em <text:tab/>tempo <text:tab/>real.</text:span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3"><text:span text:style-name="T18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1T13:17:21.400000000</meta:creation-date>
    <dc:date>2024-06-25T12:32:18.610000000</dc:date>
    <meta:editing-duration>P3DT26M46S</meta:editing-duration>
    <meta:editing-cycles>34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31" meta:word-count="411" meta:character-count="2730" meta:non-whitespace-character-count="2310"/>
  </office:meta>
</office:document-meta>
</file>